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w to Provide Constructive Feedback</text:p>
      <text:p text:style-name="Standard">Posted By: Jill Tillinghast</text:p>
      <text:p text:style-name="Text_20_body"/>
      <text:p text:style-name="Text_20_body">Giving and getting honest feedback is essential to grow and develop. And for managers it's an integral part of building a successful organization.</text:p>
      <text:p text:style-name="Text_20_body">So why is it that many of us put off giving feedback to our employees? Often, it's because we don't know where to start. If that's the case in your organization, here are four tips to help:</text:p>
      <text:list xml:id="list31440341" text:style-name="L1">
        <text:list-item>
          <text:p text:style-name="P2">Be proactive. Nip issues in the bud and avoid messy interpersonal tangles that result from neglected communication. If you meet with employees regularly to give feedback, it conveys, "Your success is important to me, so I want to be accessible to you."</text:p>
        </text:list-item>
        <text:list-item>
          <text:p text:style-name="P2">Be specific. Although it's not easy to provide negative feedback, it's important to be as clear as possible by giving specific examples that illustrate your point. Instead of saying, "Your attitude is bad," say, "When you miss deadlines, then cross your arms and look away when I discuss it with you, it gives me the impression that you don't care about the quality of your work. Can you help me understand this behavior better?"</text:p>
        </text:list-item>
        <text:list-item>
          <text:p text:style-name="P2">Develop a progress plan. Be clear about the specific changes in behavior that you expect in a specific period of time, and follow up as scheduled.</text:p>
        </text:list-item>
        <text:list-item>
          <text:p text:style-name="P1">Link employees' performance to organizational goals. Reinforce the value of your employees' contributions by giving specific examples of how their work and positive behaviors serve the organization and its customers. </text:p>
        </text:list-item>
      </text:list>
      <text:p text:style-name="Text_20_body">At Personnel Preference, we understand and appreciate the value of constructive feedback. So we'd like to hear from you. Please <text:a xlink:type="simple" xlink:href="http://personnelpreference.com/contact-us/">contact us</text:a> with your questions, comments, and suggestio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wayne Haner</meta:initial-creator>
    <meta:creation-date>2011-01-12T11:30:36.93</meta:creation-date>
    <meta:document-statistic meta:table-count="0" meta:image-count="0" meta:object-count="0" meta:page-count="1" meta:paragraph-count="9" meta:word-count="273" meta:character-count="1636"/>
    <dc:date>2011-01-12T11:31:27.15</dc:date>
    <dc:creator>Dwayne Haner</dc:creator>
    <meta:editing-duration>PT00H00M50S</meta:editing-duration>
    <meta:editing-cycles>1</meta:editing-cycles>
    <meta:generator>OpenOffice.org/3.2$Win32 OpenOffice.org_project/320m19$Build-9504</meta:generator>
  </office:meta>
</office:document-meta>
</file>